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Writer.writeAttribute(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Writer.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tateEntry.isBlock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Writer.in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Writer.getWriterTo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StateEntry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Writer.startTag(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Writer.writeAttribute( String attributeName , String attribut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StateEntry.markAsBlock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Writer.TagWriter( 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Writer.Safe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Writer.force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Writer.endTag( boolean enforceClosingTa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agWriter.closeTagAndMarkAs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feWriter.append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StateEntry.TagStateEntry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Writer.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Writer.writeOptionalAttributeValue( String attributeName , @ Nullable String attribut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Writer.append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Writer.push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Writer.Tag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Writer.SafeWriter( 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